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000000" loext:opacity="100%" style:font-name="apple-system" fo:font-size="9.75pt" fo:letter-spacing="normal" fo:font-style="normal" fo:font-weight="normal"/>
    </style:style>
    <style:style style:name="fr1" style:family="graphic" style:parent-style-name="Graphics">
      <style:graphic-properties fo:margin-left="0.026cm" fo:margin-right="0.026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ow to заботать машинное обучение?</text:span><text:line-break/><text:line-break/><text:span text:style-name="T1">Подборка, на мой взгляд, наиболее удачных материалов. Она поможет вам успешно сдать экзамены, поступить в ШАД, проявить себя на собеседовании.</text:span><text:line-break/><text:span text:style-name="T1">Также делимся своими любимыми материалами в комментариях.<text:line-break/><text:line-break/>Что в первую очередь?<text:line-break/>0) Сперва так или иначе нужно знать питон, без этого никак, поэтому проходим любой курс. К несчастью, coursera выпелил все наши курсы, поэтому могу предложить ютубчик и тренажеры.<text:line-break/>0++) Необходимо овладеть библиотеками: Numpy, Pandas, Matplotlib.<text:line-break/>Это самые основные, можно их осваивать через mlcourse и проч, но можно воспользоваться дописточниками:<text:line-break/>1) Если знаем english, то смотрим канал freecodecamp. В целом канал очень крутой, куча всего классного по проге и мл.<text:line-break/>2) Курс Хирьянова по анализу данных в МГУ (лекции 7, 8, 9, 10, ноутбуки с кодом прилагаются на сосайте).<text:line-break/>Р.S. Никогда не понимал, почему всем нравится его курс по алгосам— ФОПФЫ, вы чо тупые?! </text:span><text:span text:style-name="T1"><draw:frame draw:style-name="fr1" draw:name="Изображение1" text:anchor-type="as-char" svg:width="0.423cm" svg:height="0.423cm" draw:z-index="0"><draw:image xlink:href="https://vk.com/emoji/e/f09f918a.png" xlink:type="simple" xlink:show="embed" xlink:actuate="onLoad"/><svg:title>👊</svg:title></draw:frame></text:span><text:span text:style-name="T1"><draw:frame draw:style-name="fr1" draw:name="Изображение2" text:anchor-type="as-char" svg:width="0.423cm" svg:height="0.423cm" draw:z-index="1"><draw:image xlink:href="https://vk.com/emoji/e/f09f918a.png" xlink:type="simple" xlink:show="embed" xlink:actuate="onLoad"/><svg:title>👊</svg:title></draw:frame></text:span><text:span text:style-name="T1"><text:line-break/><text:line-break/>Что дальше?<text:line-break/>— Писать ПСЖ </text:span><text:span text:style-name="T1"><draw:frame draw:style-name="fr1" draw:name="Изображение3" text:anchor-type="as-char" svg:width="0.423cm" svg:height="0.423cm" draw:z-index="2"><draw:image xlink:href="https://vk.com/emoji/e/f09f9889.png" xlink:type="simple" xlink:show="embed" xlink:actuate="onLoad"/><svg:title>😉</svg:title></draw:frame></text:span><text:span text:style-name="T1"><draw:frame draw:style-name="fr1" draw:name="Изображение4" text:anchor-type="as-char" svg:width="0.423cm" svg:height="0.423cm" draw:z-index="3"><draw:image xlink:href="https://vk.com/emoji/e/f09f9889.png" xlink:type="simple" xlink:show="embed" xlink:actuate="onLoad"/><svg:title>😉</svg:title></draw:frame></text:span><text:span text:style-name="T1"><text:line-break/>1) Лучше всего заниматься по mlcourse<text:line-break/>2) Если не хотите на english, то очень годный есть курс машинного обучения на ФКН с плейлистом семинаров, лекций, записками, ноутбуками, и всем-всем на гитхабе<text:line-break/>3) Для отбитых могу посоветовать лекции Воронцова, но там нужна хорошая мат база и желание разбираться в теории машинного обучения.<text:line-break/>4) Что почитать, могу посоветовать книжку Яна Гудфеллоу (не обязательно всю, а ту часть, которая связана только с основами машинного обучения).<text:line-break/><text:line-break/>А что еще?<text:line-break/>Самое главное гуглить все, что непонятно и завести такой свой «домашний» датасет. То есть скачать с kaggle какой-нибудь классический датасет (их десятки), и на нем все новое, классное, сексуальное, что вы узнали, и испытывать. Сим победимши.<text:line-break/>Еще не пренебрегайте книжками и записями лекций, благодаря им лучше поймете, как это все работает. Не будьте кэтбуст-макакой, которая копипастит код из stackoverflow— становитесь настоящим ml research</text:span><text:span text:style-name="T1"><draw:frame draw:style-name="fr1" draw:name="Изображение5" text:anchor-type="as-char" svg:width="0.423cm" svg:height="0.423cm" draw:z-index="4"><draw:image xlink:href="https://vk.com/emoji/e/f09f988e.png" xlink:type="simple" xlink:show="embed" xlink:actuate="onLoad"/><svg:title>😎</svg:title></draw:frame></text:span><text:span text:style-name="T1"><draw:frame draw:style-name="fr1" draw:name="Изображение6" text:anchor-type="as-char" svg:width="0.423cm" svg:height="0.423cm" draw:z-index="5"><draw:image xlink:href="https://vk.com/emoji/e/f09f988e.png" xlink:type="simple" xlink:show="embed" xlink:actuate="onLoad"/><svg:title>😎</svg:title></draw:frame></text:span><text:span text:style-name="T1"><text:line-break/><text:line-break/>Все материалы доступны по ссылке в комментариях</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8T00:34:10.374000000</dc:date>
    <meta:editing-duration>PT28S</meta:editing-duration>
    <meta:editing-cycles>1</meta:editing-cycles>
    <meta:document-statistic meta:table-count="0" meta:image-count="6" meta:object-count="0" meta:page-count="1" meta:paragraph-count="1" meta:word-count="288" meta:character-count="1926" meta:non-whitespace-character-count="1630"/>
    <meta:generator>LibreOffice/7.3.2.2$Windows_X86_64 LibreOffice_project/49f2b1bff42cfccbd8f788c8dc32c1c309559be0</meta:generator>
  </office:meta>
</office:document-meta>
</file>